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9e98" officeooo:paragraph-rsid="001a9e98"/>
    </style:style>
    <style:style style:name="P2" style:family="paragraph" style:parent-style-name="Standard">
      <style:text-properties officeooo:rsid="001a9e98" officeooo:paragraph-rsid="001bdb48"/>
    </style:style>
    <style:style style:name="P3" style:family="paragraph" style:parent-style-name="Standard">
      <style:text-properties officeooo:rsid="001bdb48" officeooo:paragraph-rsid="001bdb48"/>
    </style:style>
    <style:style style:name="P4" style:family="paragraph" style:parent-style-name="Standard">
      <style:text-properties fo:font-weight="bold" officeooo:rsid="001a9e98" officeooo:paragraph-rsid="001a9e98" style:font-weight-asian="bold" style:font-weight-complex="bold"/>
    </style:style>
    <style:style style:name="P5" style:family="paragraph" style:parent-style-name="Standard">
      <style:text-properties fo:font-weight="bold" officeooo:rsid="001f3fe6" officeooo:paragraph-rsid="001f3fe6" style:font-weight-asian="bold" style:font-weight-complex="bold"/>
    </style:style>
    <style:style style:name="P6" style:family="paragraph" style:parent-style-name="Standard">
      <style:text-properties officeooo:rsid="001ce676" officeooo:paragraph-rsid="001ce676"/>
    </style:style>
    <style:style style:name="P7" style:family="paragraph" style:parent-style-name="Standard">
      <style:text-properties fo:font-style="italic" fo:font-weight="normal" officeooo:rsid="001f3fe6" officeooo:paragraph-rsid="001f3fe6" style:font-style-asian="italic" style:font-weight-asian="normal" style:font-style-complex="italic" style:font-weight-complex="normal"/>
    </style:style>
    <style:style style:name="P8" style:family="paragraph" style:parent-style-name="Standard">
      <style:text-properties fo:font-style="italic" style:text-underline-style="none" officeooo:rsid="001ce676" officeooo:paragraph-rsid="001ce676" style:font-style-asian="italic" style:font-style-complex="italic"/>
    </style:style>
    <style:style style:name="P9" style:family="paragraph" style:parent-style-name="Standard">
      <style:text-properties fo:font-style="italic" style:text-underline-style="none" officeooo:rsid="001e8476" officeooo:paragraph-rsid="001e8476" style:font-style-asian="italic" style:font-style-complex="italic"/>
    </style:style>
    <style:style style:name="P10" style:family="paragraph" style:parent-style-name="Standard">
      <style:text-properties fo:font-style="italic" style:text-underline-style="none" officeooo:rsid="001f3fe6" officeooo:paragraph-rsid="001f3fe6" style:font-style-asian="italic" style:font-style-complex="italic"/>
    </style:style>
    <style:style style:name="P11" style:family="paragraph" style:parent-style-name="Standard">
      <style:text-properties fo:font-style="italic" style:text-underline-style="none" fo:font-weight="normal" officeooo:rsid="001ce676" officeooo:paragraph-rsid="001ce676" style:font-style-asian="italic" style:font-weight-asian="normal" style:font-style-complex="italic" style:font-weight-complex="normal"/>
    </style:style>
    <style:style style:name="P12" style:family="paragraph" style:parent-style-name="Standard">
      <style:text-properties fo:font-style="normal" style:text-underline-style="none" officeooo:rsid="001ce676" officeooo:paragraph-rsid="001ce676" style:font-style-asian="normal" style:font-style-complex="normal"/>
    </style:style>
    <style:style style:name="P13" style:family="paragraph" style:parent-style-name="Standard">
      <style:text-properties style:text-underline-style="none" officeooo:rsid="001ce676" officeooo:paragraph-rsid="001ce676"/>
    </style:style>
    <style:style style:name="P14" style:family="paragraph" style:parent-style-name="Standard">
      <style:text-properties style:text-underline-style="none" fo:font-weight="bold" officeooo:rsid="001ce676" officeooo:paragraph-rsid="001ce676" style:font-weight-asian="bold" style:font-weight-complex="bold"/>
    </style:style>
    <style:style style:name="P15" style:family="paragraph" style:parent-style-name="Standard">
      <style:text-properties fo:font-weight="normal" officeooo:rsid="001f3fe6" officeooo:paragraph-rsid="001f3fe6" style:font-weight-asian="normal" style:font-weight-complex="normal"/>
    </style:style>
    <style:style style:name="P16" style:family="paragraph" style:parent-style-name="Standard">
      <style:text-properties fo:font-weight="normal" officeooo:rsid="0020d18a" officeooo:paragraph-rsid="0020d18a"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20d18a" style:font-style-asian="normal" style:font-style-complex="normal"/>
    </style:style>
    <style:style style:name="T5" style:family="text">
      <style:text-properties fo:font-style="normal" style:text-underline-style="none" fo:font-weight="bold" officeooo:rsid="001f3fe6" style:font-style-asian="normal" style:font-weight-asian="bold" style:font-style-complex="normal" style:font-weight-complex="bold"/>
    </style:style>
    <style:style style:name="T6" style:family="text">
      <style:text-properties officeooo:rsid="001f3fe6"/>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loyee administration program help file</text:p>
      <text:p text:style-name="P1"/>
      <text:p text:style-name="P4">Introduction:</text:p>
      <text:p text:style-name="P1">The program should be started using the assignment.sh file on Linux. On Windows systems, run „starter.py“ with a python3 interpreter. An arbitrary number of .csv files can be used as parameters, using relative paths to the project folder. These files will be read and scanned for employees which will subsequently be saved in the default datasource (the program‘s own .csv file)</text:p>
      <text:p text:style-name="P1"/>
      <text:p text:style-name="P6">Once the program is started, the user can control it using the available commands.</text:p>
      <text:p text:style-name="P13"/>
      <text:p text:style-name="P14">Available commands:</text:p>
      <text:p text:style-name="P8">help</text:p>
      <text:p text:style-name="P8">Syntax: <text:span text:style-name="T2">help [topic]</text:span></text:p>
      <text:p text:style-name="P8"><text:span text:style-name="T2">Lists all available commands if called without parameters, otherwise lists detailed information about the supplied command</text:span></text:p>
      <text:p text:style-name="P8"><text:span text:style-name="T2"/></text:p>
      <text:p text:style-name="P8">exit</text:p>
      <text:p text:style-name="P8">Syntax: <text:span text:style-name="T2">exit</text:span></text:p>
      <text:p text:style-name="P8"><text:span text:style-name="T2">Terminates the program and closes the commandline interface</text:span></text:p>
      <text:p text:style-name="P8"><text:span text:style-name="T2"/></text:p>
      <text:p text:style-name="P8">datasource</text:p>
      <text:p text:style-name="P8">Syntax: <text:span text:style-name="T2">datasource [datasource]</text:span></text:p>
      <text:p text:style-name="P8"><text:span text:style-name="T2">If called without parameters, displays the currently active data source. Otherwise can be called with „csv“, „db“ or „ser“ to set the current data source to the program‘s CSV file, database or serialized object storage respectively.</text:span></text:p>
      <text:p text:style-name="P8"><text:span text:style-name="T2"/></text:p>
      <text:p text:style-name="P11">list</text:p>
      <text:p text:style-name="P8">Syntax: <text:span text:style-name="T2">list</text:span></text:p>
      <text:p text:style-name="P8"><text:span text:style-name="T2">Lists all employees available from the currently selected datasource</text:span></text:p>
      <text:p text:style-name="P8"><text:span text:style-name="T2"/></text:p>
      <text:p text:style-name="P8">add_employee</text:p>
      <text:p text:style-name="P8">Syntax: <text:span text:style-name="T2">add_employee [employee id]</text:span></text:p>
      <text:p text:style-name="P8"><text:span text:style-name="T2">Starts the process of adding a new employee to the current datasource. If an employee already exists with the supplied id, aborts the task. Follow the on-screen instructions to add the employee.</text:span></text:p>
      <text:p text:style-name="P8"><text:span text:style-name="T2"/></text:p>
      <text:p text:style-name="P8">read_csv_file</text:p>
      <text:p text:style-name="P8">Syntax: <text:span text:style-name="T2">read_csv_file [path to file] [target]</text:span></text:p>
      <text:p text:style-name="P12">Reads employee information from the supplied CSV file. Path should be relative to the project folder. All information found will be saved in the supplied target. Use „csv“, „db“ or „ser“ to save information in the program‘s CSV file, database or serialized object storage respectively.</text:p>
      <text:p text:style-name="P12"/>
      <text:p text:style-name="P8">update_employee</text:p>
      <text:p text:style-name="P8">Syntax: <text:span text:style-name="T2">update_employee [employee id]</text:span></text:p>
      <text:p text:style-name="P9"><text:span text:style-name="T2">Starts the process to update the employee with the provided id. Will not work if no employee with this id exists.</text:span></text:p>
      <text:p text:style-name="P9"><text:span text:style-name="T2"/></text:p>
      <text:p text:style-name="P10">delete_employees</text:p>
      <text:p text:style-name="P10">Syntax: <text:span text:style-name="T2">delete_employees [employee id] ...</text:span></text:p>
      <text:p text:style-name="P10"><text:span text:style-name="T2">Deletes the employees witht the provided ids from the currently active datasource. Can be called with an arbitrary number of ids.</text:span></text:p>
      <text:p text:style-name="P10"><text:span text:style-name="T2"/></text:p>
      <text:p text:style-name="P10"><text:span text:style-name="T2"/></text:p>
      <text:p text:style-name="P10"><text:soft-page-break/>get_info</text:p>
      <text:p text:style-name="P10">Syntax: <text:span text:style-name="T2">get_info</text:span></text:p>
      <text:p text:style-name="P10"><text:span text:style-name="T2">Displays information about the system and the available default datasources</text:span></text:p>
      <text:p text:style-name="P10"><text:span text:style-name="T2"/></text:p>
      <text:p text:style-name="P10">get_statistic</text:p>
      <text:p text:style-name="P10">Syntax: <text:span text:style-name="T2">get_statistic [parameter] [group]</text:span></text:p>
      <text:p text:style-name="P10"><text:span text:style-name="T2">Displays the statistic identified by the supplied parameter and group. For example, „get_statistic salary gender“ will create a pie chart displaying the total and average salary across all genders.</text:span></text:p>
      <text:p text:style-name="P10"><text:span text:style-name="T2"/></text:p>
      <text:p text:style-name="P3"><text:span text:style-name="T5"/></text:p>
      <text:p text:style-name="P5"><text:span text:style-name="T3">Database setup</text:span></text:p>
      <text:p text:style-name="P15"><text:span text:style-name="T3">The program‘s database compatibility relies on the underlying database setup correctly. Use the information below for this:</text:span></text:p>
      <text:p text:style-name="P15"><text:span text:style-name="T3"/></text:p>
      <text:p text:style-name="P7"><text:span text:style-name="T7">Database type: </text:span><text:span text:style-name="T3">MySQL database</text:span></text:p>
      <text:p text:style-name="P7"><text:span text:style-name="T7">Database location: </text:span><text:span text:style-name="T3">localhost</text:span></text:p>
      <text:p text:style-name="P7"><text:span text:style-name="T7">Database name: </text:span><text:span text:style-name="T3">bcpr301_assignment1</text:span></text:p>
      <text:p text:style-name="P7"><text:span text:style-name="T7">Login: </text:span><text:span text:style-name="T3">pyaccess</text:span></text:p>
      <text:p text:style-name="P7"><text:span text:style-name="T7">password: </text:span><text:span text:style-name="T3">bcpr301</text:span></text:p>
      <text:p text:style-name="P7"><text:span text:style-name="T3"/></text:p>
      <text:p text:style-name="P15"><text:span text:style-name="T3">Within the database defined above, a table „employees“ with the following fields should exist:</text:span></text:p>
      <text:p text:style-name="P15"><text:span text:style-name="T3">id: varchar(4)</text:span></text:p>
      <text:p text:style-name="P15"><text:span text:style-name="T3">gender: varchar(1)</text:span></text:p>
      <text:p text:style-name="P15"><text:span text:style-name="T3">age: int</text:span></text:p>
      <text:p text:style-name="P15"><text:span text:style-name="T3">sales: int</text:span></text:p>
      <text:p text:style-name="P15"><text:span text:style-name="T3">bmi: varchar</text:span><text:span text:style-name="T4">(10)</text:span></text:p>
      <text:p text:style-name="P16"><text:span text:style-name="T3">salary: int</text:span></text:p>
      <text:p text:style-name="P16"><text:span text:style-name="T3">birthday: varchar(10)</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1">Disclaimer:</text:span></text:p>
      <text:p text:style-name="P2">Despite python‘s cross platform compatibility, this product is best used on a Linux environment and has NOT been tested on Windows, <text:span text:style-name="T6">especially regarding the database and file reading functiona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ds"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ds"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5:49:36.925418887</meta:creation-date>
    <dc:date>2017-03-21T16:37:18.227251311</dc:date>
    <meta:editing-duration>PT6M47S</meta:editing-duration>
    <meta:editing-cycles>7</meta:editing-cycles>
    <meta:generator>LibreOffice/5.1.6.2$Linux_X86_64 LibreOffice_project/10m0$Build-2</meta:generator>
    <meta:document-statistic meta:table-count="0" meta:image-count="0" meta:object-count="0" meta:page-count="2" meta:paragraph-count="52" meta:word-count="446" meta:character-count="3056" meta:non-whitespace-character-count="2662"/>
  </office:meta>
</office:document-meta>
</file>